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5cm" svg:height="9.008cm" svg:x="19.053cm" svg:y="15.685cm">
            <draw:object draw:notify-on-update-of-ranges="Лист1.K6:Лист1.K13 Лист1.L6:Лист1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48cm" svg:y="29.443cm">
            <draw:object draw:notify-on-update-of-ranges="Лист1.G21:Лист1.G24 Лист1.H21:Лист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3.Исследование спектра ртутной ламп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 = 500 штрихов на мм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4: проверка справедливости формулы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Угол: 163 градуса 4 минуты 1 секунд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Угол2: <text:s/>163 градуса 11 минут 37 секунд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x&gt;</text:p>
          </table:table-cell>
          <table:table-cell office:value-type="string" calcext:value-type="string">
            <text:p>&lt;y&gt;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&lt;xy&gt;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&lt;x^2&gt;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&lt;Y^2&gt;</text:p>
          </table:table-cell>
        </table:table-row>
        <table:table-row table:style-name="ro1">
          <table:table-cell office:value-type="string" calcext:value-type="string">
            <text:p>+1 порядок</text:p>
          </table:table-cell>
          <table:table-cell table:number-columns-repeated="9"/>
          <table:table-cell office:value-type="float" office:value="0.205" calcext:value-type="float">
            <text:p>0,205</text:p>
          </table:table-cell>
          <table:table-cell office:value-type="float" office:value="404.7" calcext:value-type="float">
            <text:p>404,7</text:p>
          </table:table-cell>
          <table:table-cell table:formula="of:=SUM([.K6:.K13])/COUNT([.K6:.K13])" office:value-type="float" office:value="0.269625" calcext:value-type="float">
            <text:p>0,269625</text:p>
          </table:table-cell>
          <table:table-cell table:formula="of:=SUM([.L6:.L13])/COUNT([.L6:.L13])" office:value-type="float" office:value="543.55" calcext:value-type="float">
            <text:p>543,55</text:p>
          </table:table-cell>
          <table:table-cell table:formula="of:=[.K6]*[.L6]" office:value-type="float" office:value="82.9635" calcext:value-type="float">
            <text:p>82,9635</text:p>
          </table:table-cell>
          <table:table-cell table:formula="of:=SUM([.O6:.O13])/COUNT([.O6:.O13])" office:value-type="float" office:value="149.885925" calcext:value-type="float">
            <text:p>149,885925</text:p>
          </table:table-cell>
          <table:table-cell table:formula="of:=[.K6]*[.K6]" office:value-type="float" office:value="0.042025" calcext:value-type="float">
            <text:p>0,042025</text:p>
          </table:table-cell>
          <table:table-cell table:formula="of:=SUM([.Q6:.Q13])/COUNT([.Q6:.Q13])" office:value-type="float" office:value="0.074127625" calcext:value-type="float">
            <text:p>0,074127625</text:p>
          </table:table-cell>
          <table:table-cell table:formula="of:=[.L6]*[.L6]" office:value-type="float" office:value="163782.09" calcext:value-type="float">
            <text:p>163782,09</text:p>
          </table:table-cell>
          <table:table-cell table:formula="of:=SUM([.S6:.S13])/COUNT([.S6:.S13])" office:value-type="float" office:value="303447.42" calcext:value-type="float">
            <text:p>303447,42</text:p>
          </table:table-cell>
        </table:table-row>
        <table:table-row table:style-name="ro1">
          <table:table-cell/>
          <table:table-cell office:value-type="string" calcext:value-type="string">
            <text:p>фиол</text:p>
          </table:table-cell>
          <table:table-cell office:value-type="string" calcext:value-type="string">
            <text:p>син</text:p>
          </table:table-cell>
          <table:table-cell office:value-type="string" calcext:value-type="string">
            <text:p>голуб</text:p>
          </table:table-cell>
          <table:table-cell office:value-type="string" calcext:value-type="string">
            <text:p>зелен</text:p>
          </table:table-cell>
          <table:table-cell table:number-columns-repeated="2" office:value-type="string" calcext:value-type="string">
            <text:p>желт</text:p>
          </table:table-cell>
          <table:table-cell table:number-columns-repeated="2" office:value-type="string" calcext:value-type="string">
            <text:p>красн</text:p>
          </table:table-cell>
          <table:table-cell/>
          <table:table-cell office:value-type="float" office:value="0.221" calcext:value-type="float">
            <text:p>0,221</text:p>
          </table:table-cell>
          <table:table-cell office:value-type="float" office:value="435.8" calcext:value-type="float">
            <text:p>435,8</text:p>
          </table:table-cell>
          <table:table-cell table:number-columns-repeated="2"/>
          <table:table-cell table:formula="of:=[.K7]*[.L7]" office:value-type="float" office:value="96.3118" calcext:value-type="float">
            <text:p>96,3118</text:p>
          </table:table-cell>
          <table:table-cell/>
          <table:table-cell table:formula="of:=[.K7]*[.K7]" office:value-type="float" office:value="0.048841" calcext:value-type="float">
            <text:p>0,048841</text:p>
          </table:table-cell>
          <table:table-cell/>
          <table:table-cell table:formula="of:=[.L7]*[.L7]" office:value-type="float" office:value="189921.64" calcext:value-type="float">
            <text:p>189921,64</text:p>
          </table:table-cell>
          <table:table-cell/>
        </table:table-row>
        <table:table-row table:style-name="ro1">
          <table:table-cell office:value-type="string" calcext:value-type="string">
            <text:p>угол1</text:p>
          </table:table-cell>
          <table:table-cell office:value-type="string" calcext:value-type="string">
            <text:p>168 11 26</text:p>
          </table:table-cell>
          <table:table-cell office:value-type="string" calcext:value-type="string">
            <text:p>167 12 29</text:p>
          </table:table-cell>
          <table:table-cell office:value-type="string" calcext:value-type="string">
            <text:p>165 23 33</text:p>
          </table:table-cell>
          <table:table-cell office:value-type="string" calcext:value-type="string">
            <text:p>164 05 50</text:p>
          </table:table-cell>
          <table:table-cell office:value-type="string" calcext:value-type="string">
            <text:p>163 11 37</text:p>
          </table:table-cell>
          <table:table-cell office:value-type="string" calcext:value-type="string">
            <text:p>163 4 1</text:p>
          </table:table-cell>
          <table:table-cell office:value-type="string" calcext:value-type="string">
            <text:p>162 06 25</text:p>
          </table:table-cell>
          <table:table-cell office:value-type="string" calcext:value-type="string">
            <text:p>161 26 52</text:p>
          </table:table-cell>
          <table:table-cell/>
          <table:table-cell office:value-type="float" office:value="0.252" calcext:value-type="float">
            <text:p>0,252</text:p>
          </table:table-cell>
          <table:table-cell office:value-type="float" office:value="491.6" calcext:value-type="float">
            <text:p>491,6</text:p>
          </table:table-cell>
          <table:table-cell table:number-columns-repeated="2"/>
          <table:table-cell table:formula="of:=[.K8]*[.L8]" office:value-type="float" office:value="123.8832" calcext:value-type="float">
            <text:p>123,8832</text:p>
          </table:table-cell>
          <table:table-cell/>
          <table:table-cell table:formula="of:=[.K8]*[.K8]" office:value-type="float" office:value="0.063504" calcext:value-type="float">
            <text:p>0,063504</text:p>
          </table:table-cell>
          <table:table-cell/>
          <table:table-cell table:formula="of:=[.L8]*[.L8]" office:value-type="float" office:value="241670.56" calcext:value-type="float">
            <text:p>241670,56</text:p>
          </table:table-cell>
          <table:table-cell/>
        </table:table-row>
        <table:table-row table:style-name="ro1">
          <table:table-cell office:value-type="string" calcext:value-type="string">
            <text:p>син</text:p>
          </table:table-cell>
          <table:table-cell office:value-type="float" office:value="0.205" calcext:value-type="float">
            <text:p>0,205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2" calcext:value-type="float">
            <text:p>0,25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7" calcext:value-type="float">
            <text:p>0,307</text:p>
          </table:table-cell>
          <table:table-cell office:value-type="float" office:value="0.318" calcext:value-type="float">
            <text:p>0,318</text:p>
          </table:table-cell>
          <table:table-cell/>
          <table:table-cell office:value-type="float" office:value="0.274" calcext:value-type="float">
            <text:p>0,274</text:p>
          </table:table-cell>
          <table:table-cell office:value-type="float" office:value="546.1" calcext:value-type="float">
            <text:p>546,1</text:p>
          </table:table-cell>
          <table:table-cell table:number-columns-repeated="2"/>
          <table:table-cell table:formula="of:=[.K9]*[.L9]" office:value-type="float" office:value="149.6314" calcext:value-type="float">
            <text:p>149,6314</text:p>
          </table:table-cell>
          <table:table-cell/>
          <table:table-cell table:formula="of:=[.K9]*[.K9]" office:value-type="float" office:value="0.075076" calcext:value-type="float">
            <text:p>0,075076</text:p>
          </table:table-cell>
          <table:table-cell/>
          <table:table-cell table:formula="of:=[.L9]*[.L9]" office:value-type="float" office:value="298225.21" calcext:value-type="float">
            <text:p>298225,21</text:p>
          </table:table-cell>
          <table:table-cell/>
        </table:table-row>
        <table:table-row table:style-name="ro1">
          <table:table-cell office:value-type="string" calcext:value-type="string">
            <text:p>лямбда</text:p>
          </table:table-cell>
          <table:table-cell office:value-type="float" office:value="404.7" calcext:value-type="float">
            <text:p>404,7</text:p>
          </table:table-cell>
          <table:table-cell office:value-type="float" office:value="435.8" calcext:value-type="float">
            <text:p>435,8</text:p>
          </table:table-cell>
          <table:table-cell office:value-type="float" office:value="491.6" calcext:value-type="float">
            <text:p>491,6</text:p>
          </table:table-cell>
          <table:table-cell office:value-type="float" office:value="546.1" calcext:value-type="float">
            <text:p>546,1</text:p>
          </table:table-cell>
          <table:table-cell office:value-type="float" office:value="577" calcext:value-type="float">
            <text:p>577</text:p>
          </table:table-cell>
          <table:table-cell office:value-type="float" office:value="579.1" calcext:value-type="float">
            <text:p>579,1</text:p>
          </table:table-cell>
          <table:table-cell office:value-type="float" office:value="623.4" calcext:value-type="float">
            <text:p>623,4</text:p>
          </table:table-cell>
          <table:table-cell office:value-type="float" office:value="690.7" calcext:value-type="float">
            <text:p>690,7</text:p>
          </table:table-cell>
          <table:table-cell/>
          <table:table-cell office:value-type="float" office:value="0.289" calcext:value-type="float">
            <text:p>0,289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[.K10]*[.L10]" office:value-type="float" office:value="166.753" calcext:value-type="float">
            <text:p>166,753</text:p>
          </table:table-cell>
          <table:table-cell/>
          <table:table-cell table:formula="of:=[.K10]*[.K10]" office:value-type="float" office:value="0.083521" calcext:value-type="float">
            <text:p>0,083521</text:p>
          </table:table-cell>
          <table:table-cell/>
          <table:table-cell table:formula="of:=[.L10]*[.L10]" office:value-type="float" office:value="332929" calcext:value-type="float">
            <text:p>332929</text:p>
          </table:table-cell>
          <table:table-cell/>
        </table:table-row>
        <table:table-row table:style-name="ro1">
          <table:table-cell office:value-type="string" calcext:value-type="string">
            <text:p>6 пункт</text:p>
          </table:table-cell>
          <table:table-cell table:number-columns-repeated="9"/>
          <table:table-cell office:value-type="float" office:value="0.291" calcext:value-type="float">
            <text:p>0,291</text:p>
          </table:table-cell>
          <table:table-cell office:value-type="float" office:value="579.1" calcext:value-type="float">
            <text:p>579,1</text:p>
          </table:table-cell>
          <table:table-cell table:number-columns-repeated="2"/>
          <table:table-cell table:formula="of:=[.K11]*[.L11]" office:value-type="float" office:value="168.5181" calcext:value-type="float">
            <text:p>168,5181</text:p>
          </table:table-cell>
          <table:table-cell/>
          <table:table-cell table:formula="of:=[.K11]*[.K11]" office:value-type="float" office:value="0.084681" calcext:value-type="float">
            <text:p>0,084681</text:p>
          </table:table-cell>
          <table:table-cell/>
          <table:table-cell table:formula="of:=[.L11]*[.L11]" office:value-type="float" office:value="335356.81" calcext:value-type="float">
            <text:p>335356,81</text:p>
          </table:table-cell>
          <table:table-cell/>
        </table:table-row>
        <table:table-row table:style-name="ro1">
          <table:table-cell office:value-type="string" calcext:value-type="string">
            <text:p>+1 порядок </text:p>
          </table:table-cell>
          <table:table-cell office:value-type="string" calcext:value-type="string">
            <text:p>163 11 37</text:p>
          </table:table-cell>
          <table:table-cell office:value-type="string" calcext:value-type="string">
            <text:p>163 04 0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7" calcext:value-type="float">
            <text:p>0,307</text:p>
          </table:table-cell>
          <table:table-cell office:value-type="float" office:value="623.4" calcext:value-type="float">
            <text:p>623,4</text:p>
          </table:table-cell>
          <table:table-cell table:number-columns-repeated="2"/>
          <table:table-cell table:formula="of:=[.K12]*[.L12]" office:value-type="float" office:value="191.3838" calcext:value-type="float">
            <text:p>191,3838</text:p>
          </table:table-cell>
          <table:table-cell/>
          <table:table-cell table:formula="of:=[.K12]*[.K12]" office:value-type="float" office:value="0.094249" calcext:value-type="float">
            <text:p>0,094249</text:p>
          </table:table-cell>
          <table:table-cell/>
          <table:table-cell table:formula="of:=[.L12]*[.L12]" office:value-type="float" office:value="388627.56" calcext:value-type="float">
            <text:p>388627,56</text:p>
          </table:table-cell>
          <table:table-cell/>
        </table:table-row>
        <table:table-row table:style-name="ro1">
          <table:table-cell office:value-type="string" calcext:value-type="string">
            <text:p>-1 порядок:</text:p>
          </table:table-cell>
          <table:table-cell office:value-type="string" calcext:value-type="string">
            <text:p>196 24 21</text:p>
          </table:table-cell>
          <table:table-cell office:value-type="string" calcext:value-type="string">
            <text:p>196 25 36</text:p>
          </table:table-cell>
          <table:table-cell table:number-columns-repeated="7"/>
          <table:table-cell office:value-type="float" office:value="0.318" calcext:value-type="float">
            <text:p>0,318</text:p>
          </table:table-cell>
          <table:table-cell office:value-type="float" office:value="690.7" calcext:value-type="float">
            <text:p>690,7</text:p>
          </table:table-cell>
          <table:table-cell table:number-columns-repeated="2"/>
          <table:table-cell table:formula="of:=[.K13]*[.L13]" office:value-type="float" office:value="219.6426" calcext:value-type="float">
            <text:p>219,6426</text:p>
          </table:table-cell>
          <table:table-cell/>
          <table:table-cell table:formula="of:=[.K13]*[.K13]" office:value-type="float" office:value="0.101124" calcext:value-type="float">
            <text:p>0,101124</text:p>
          </table:table-cell>
          <table:table-cell/>
          <table:table-cell table:formula="of:=[.L13]*[.L13]" office:value-type="float" office:value="477066.49" calcext:value-type="float">
            <text:p>477066,49</text:p>
          </table:table-cell>
          <table:table-cell/>
        </table:table-row>
        <table:table-row table:style-name="ro1">
          <table:table-cell office:value-type="string" calcext:value-type="string">
            <text:p>-2 порядок:</text:p>
          </table:table-cell>
          <table:table-cell office:value-type="string" calcext:value-type="string">
            <text:p>215 05 22</text:p>
          </table:table-cell>
          <table:table-cell office:value-type="string" calcext:value-type="string">
            <text:p>215 04 49</text:p>
          </table:table-cell>
          <table:table-cell office:value-type="string" calcext:value-type="string">
            <text:p>в рад</text:p>
          </table:table-cell>
          <table:table-cell table:formula="of:=[.E15]*[.$C$17]" office:value-type="float" office:value="0.0001584" calcext:value-type="float">
            <text:p>0,0001584</text:p>
          </table:table-cell>
          <table:table-cell table:formula="of:=[.F15]*[.$C$17]" office:value-type="float" office:value="0.00036" calcext:value-type="float">
            <text:p>0,00036</text:p>
          </table:table-cell>
          <table:table-cell table:formula="of:=[.G15]*[.$C$17]" office:value-type="float" office:value="0.0021888" calcext:value-type="float">
            <text:p>0,0021888</text:p>
          </table:table-cell>
          <table:table-cell table:formula="of:=[.H15]*[.$C$17]" office:value-type="float" office:value="0.0028416" calcext:value-type="float">
            <text:p>0,0028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+2 порядок</text:p>
          </table:table-cell>
          <table:table-cell office:value-type="string" calcext:value-type="string">
            <text:p>144 20 39</text:p>
          </table:table-cell>
          <table:table-cell office:value-type="string" calcext:value-type="string">
            <text:p>144 10 47</text:p>
          </table:table-cell>
          <table:table-cell office:value-type="string" calcext:value-type="string">
            <text:p>dфи</text:p>
          </table:table-cell>
          <table:table-cell table:formula="of:=322 - 240-49" office:value-type="float" office:value="33" calcext:value-type="float">
            <text:p>33</text:p>
          </table:table-cell>
          <table:table-cell table:formula="of:=25*60 + 36 - 24*60 - 21" office:value-type="float" office:value="75" calcext:value-type="float">
            <text:p>75</text:p>
          </table:table-cell>
          <table:table-cell table:formula="of:=11*60 + 37 - 4*60 - 1" office:value-type="float" office:value="456" calcext:value-type="float">
            <text:p>456</text:p>
          </table:table-cell>
          <table:table-cell table:formula="of:=20*60 + 39 - 10*60 - 47"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сек в рад</text:p>
          </table:table-cell>
          <table:table-cell office:value-type="string" calcext:value-type="string">
            <text:p>dлямбда</text:p>
          </table:table-cell>
          <table:table-cell table:number-columns-repeated="4"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000048" calcext:value-type="float">
            <text:p>4,8E-06</text:p>
          </table:table-cell>
          <table:table-cell office:value-type="string" calcext:value-type="string">
            <text:p>D</text:p>
          </table:table-cell>
          <table:table-cell table:formula="of:=[.E14]/[.E16]" office:value-type="float" office:value="0.0000754285714285714" calcext:value-type="float">
            <text:p>7,54285714285714E-05</text:p>
          </table:table-cell>
          <table:table-cell table:formula="of:=[.F14]/[.F16]" office:value-type="float" office:value="0.000171428571428571" calcext:value-type="float">
            <text:p>0,000171428571429</text:p>
          </table:table-cell>
          <table:table-cell table:formula="of:=[.G14]/[.G16]" office:value-type="float" office:value="0.00104228571428571" calcext:value-type="float">
            <text:p>0,001042285714286</text:p>
          </table:table-cell>
          <table:table-cell table:formula="of:=[.H14]/[.H16]" office:value-type="float" office:value="0.00135314285714286" calcext:value-type="float">
            <text:p>0,001353142857143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([.P6] - [.M6]*[.N6])/([.R6] - [.M6]*[.M6])" office:value-type="float" office:value="2329.57527945019" calcext:value-type="float">
            <text:p>2329,57527945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Угловая ширина</text:p>
          </table:table-cell>
          <table:table-cell table:number-columns-repeated="2"/>
          <table:table-cell office:value-type="string" calcext:value-type="string">
            <text:p>рад/м</text:p>
          </table:table-cell>
          <table:table-cell table:formula="of:=[.E17]*1000000000" office:value-type="float" office:value="75428.5714285714" calcext:value-type="float">
            <text:p>75428,5714285714</text:p>
          </table:table-cell>
          <table:table-cell table:formula="of:=[.F17]*1000000000" office:value-type="float" office:value="171428.571428571" calcext:value-type="float">
            <text:p>171428,571428571</text:p>
          </table:table-cell>
          <table:table-cell table:formula="of:=[.G17]*1000000000" office:value-type="float" office:value="1042285.71428571" calcext:value-type="float">
            <text:p>1042285,71428571</text:p>
          </table:table-cell>
          <table:table-cell table:formula="of:=[.H17]*1000000000" office:value-type="float" office:value="1353142.85714286" calcext:value-type="float">
            <text:p>1353142,85714286</text:p>
          </table:table-cell>
          <table:table-cell table:number-columns-repeated="4"/>
          <table:table-cell office:value-type="string" calcext:value-type="string">
            <text:p>сигма k</text:p>
          </table:table-cell>
          <table:table-cell table:formula="of:=SQRT((([.T6] - [.N6]*[.N6])/([.R6] - [.M6]*[.M6])-2329.575)/7)" office:value-type="float" office:value="893.844731828689" calcext:value-type="float">
            <text:p>893,8447318286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порядок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63 00 48</text:p>
          </table:table-cell>
          <table:table-cell office:value-type="string" calcext:value-type="string">
            <text:p>это два края, ширина — их разность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63 00 30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75428.57143" calcext:value-type="float">
            <text:p>75428,5714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171428.5714" calcext:value-type="float">
            <text:p>171428,5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 порядок: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42285.714" calcext:value-type="float">
            <text:p>1042285,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4 20 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53142.857" calcext:value-type="float">
            <text:p>1353142,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4 14 4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(0.5/570)*1353143" office:value-type="float" office:value="1186.96754385965" calcext:value-type="float">
            <text:p>1186,96754385965</text:p>
          </table:table-cell>
          <table:table-cell table:number-columns-repeated="1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теор. Значение 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спектр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погрешность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формула</text:p>
          </table:table-cell>
          <table:table-cell table:formula="of:= [.B32]/(SQRT((0.2*10^(-5))^2 - [.B32]^2*578^2*10^(-18)))" office:value-type="float" office:value="-1225434.98561036" calcext:value-type="float">
            <text:p>-1225434,98561036</text:p>
          </table:table-cell>
          <table:table-cell table:formula="of:= [.C32]/(SQRT((0.2*10^(-5))^2 - [.C32]^2*578^2*10^(-18)))" office:value-type="float" office:value="-522286.433742295" calcext:value-type="float">
            <text:p>-522286,433742295</text:p>
          </table:table-cell>
          <table:table-cell table:formula="of:= [.D32]/(SQRT((0.2*10^(-5))^2 - [.D32]^2*578^2*10^(-18)))" office:value-type="float" office:value="522286.433742295" calcext:value-type="float">
            <text:p>522286,433742295</text:p>
          </table:table-cell>
          <table:table-cell table:formula="of:= [.E32]/(SQRT((0.2*10^(-5))^2 - [.E32]^2*578^2*10^(-18)))" office:value-type="float" office:value="1225434.98561036" calcext:value-type="float">
            <text:p>1225434,98561036</text:p>
          </table:table-cell>
          <table:table-cell office:value-type="float" office:value="1187" calcext:value-type="float">
            <text:p>11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фи</text:p>
          </table:table-cell>
          <table:table-cell office:value-type="float" office:value="0.0001584" calcext:value-type="float">
            <text:p>0,0001584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21888" calcext:value-type="float">
            <text:p>0,0021888</text:p>
          </table:table-cell>
          <table:table-cell office:value-type="float" office:value="0.0028416" calcext:value-type="float">
            <text:p>0,00284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лямбда</text:p>
          </table:table-cell>
          <table:table-cell table:formula="of:=[.B34]/[.B33]" office:value-type="float" office:value="-0.0000000001292602234" calcext:value-type="float">
            <text:p>-1,29260223398229E-10</text:p>
          </table:table-cell>
          <table:table-cell table:formula="of:=[.C34]/[.C33]" office:value-type="float" office:value="-0.00000000068927694985" calcext:value-type="float">
            <text:p>-6,89276949853976E-10</text:p>
          </table:table-cell>
          <table:table-cell table:formula="of:=[.D34]/[.D33]" office:value-type="float" office:value="0.00000000419080385511" calcext:value-type="float">
            <text:p>4,19080385511217E-09</text:p>
          </table:table-cell>
          <table:table-cell table:formula="of:=[.E34]/[.E33]" office:value-type="float" office:value="0.00000000231885006823" calcext:value-type="float">
            <text:p>2,31885006823489E-09</text:p>
          </table:table-cell>
          <table:table-cell table:number-columns-repeated="15"/>
        </table:table-row>
        <table:table-row table:style-name="ro1">
          <table:table-cell/>
          <table:table-cell table:formula="of:=[.B35]*10^(10)" office:value-type="float" office:value="-1.29260223398229" calcext:value-type="float">
            <text:p>-1,29260223398229</text:p>
          </table:table-cell>
          <table:table-cell table:formula="of:=[.C35]*10^(10)" office:value-type="float" office:value="-6.89276949853976" calcext:value-type="float">
            <text:p>-6,89276949853976</text:p>
          </table:table-cell>
          <table:table-cell table:formula="of:=[.D35]*10^(10)" office:value-type="float" office:value="41.9080385511217" calcext:value-type="float">
            <text:p>41,9080385511217</text:p>
          </table:table-cell>
          <table:table-cell table:formula="of:=[.E35]*10^(10)" office:value-type="float" office:value="23.1885006823489" calcext:value-type="float">
            <text:p>23,1885006823489</text:p>
          </table:table-cell>
          <table:table-cell table:formula="of:=SUM([.B36:.E36])/8" office:value-type="float" office:value="7.11389593761858" calcext:value-type="float">
            <text:p>7,1138959376185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3:06:30.8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14:17:01.483000000</meta:creation-date>
    <meta:generator>LibreOffice/7.1.0.3$Windows_X86_64 LibreOffice_project/f6099ecf3d29644b5008cc8f48f42f4a40986e4c</meta:generator>
    <dc:date>2022-03-21T17:38:19.708000000</dc:date>
    <meta:editing-duration>PT2H24M55S</meta:editing-duration>
    <meta:editing-cycles>14</meta:editing-cycles>
    <meta:document-statistic meta:table-count="1" meta:cell-count="19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inimum="0.2" chart:maximum="0.3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300" chart:maximum="72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 chart:error-category="constant"/>
      <style:graphic-properties svg:stroke-width="0.05cm" svg:stroke-color="#729fcf" draw:fill-color="#729fcf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8cm" svg:stroke-color="#355269"/>
    </style:style>
    <style:style style:name="ch12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9cm" xlink:href=".." xlink:type="simple" chart:class="chart:scatter" chart:style-name="ch1">
        <chart:title svg:x="3.646cm" svg:y="0.425cm" chart:style-name="ch2">
          <text:p>Зависимость длины волны от синуса угла</text:p>
        </chart:title>
        <chart:plot-area chart:style-name="ch3" table:cell-range-address="Лист1.K6:Лист1.L13" svg:x="0.83cm" svg:y="1.504cm" svg:width="14.302cm" svg:height="6.351cm">
          <chart:coordinate-region svg:x="1.653cm" svg:y="1.504cm" svg:width="13.139cm" svg:height="5.698cm"/>
          <chart:axis chart:dimension="x" chart:name="primary-x" chart:style-name="ch4">
            <chart:title svg:x="7.5cm" svg:y="8.035cm" chart:style-name="ch5">
              <text:p>синус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964cm" chart:style-name="ch9">
              <text:p>длина волны, нм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Лист1.L6:Лист1.L13" chart:class="chart:scatter">
            <chart:domain table:cell-range-address="Лист1.K6:Лист1.K13"/>
            <chart:regression-curve chart:style-name="ch11">
              <chart:equation chart:display-equation="true" chart:display-r-square="false" svg:x="6.748cm" svg:y="5.096cm"/>
            </chart:regression-curve>
            <chart:error-indicator chart:style-name="ch12" chart:dimension="x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">
                <text:p>0.205</text:p>
                <draw:g>
                  <svg:desc>Лист1.K6:Лист1.K13</svg:desc>
                </draw:g>
              </table:table-cell>
              <table:table-cell office:value-type="float" office:value="404.7">
                <text:p>404.7</text:p>
                <draw:g>
                  <svg:desc>Лист1.L6:Лист1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1">
                <text:p>0.221</text:p>
              </table:table-cell>
              <table:table-cell office:value-type="float" office:value="435.8">
                <text:p>4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2">
                <text:p>0.252</text:p>
              </table:table-cell>
              <table:table-cell office:value-type="float" office:value="491.6">
                <text:p>49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4">
                <text:p>0.274</text:p>
              </table:table-cell>
              <table:table-cell office:value-type="float" office:value="546.1">
                <text:p>54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">
                <text:p>0.28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1">
                <text:p>0.291</text:p>
              </table:table-cell>
              <table:table-cell office:value-type="float" office:value="579.1">
                <text:p>57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7">
                <text:p>0.307</text:p>
              </table:table-cell>
              <table:table-cell office:value-type="float" office:value="623.4">
                <text:p>6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">
                <text:p>0.318</text:p>
              </table:table-cell>
              <table:table-cell office:value-type="float" office:value="690.7">
                <text:p>69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5b277d"/>
    </style:style>
    <style:style style:name="ch12" style:family="chart">
      <style:chart-properties chart:error-lower-limit="100" chart:error-upper-limit="10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17cm" svg:y="0cm" chart:style-name="ch2">
          <text:p>Экспериментальная зависимость угловой дисперсии от порядка спектра</text:p>
        </chart:title>
        <chart:plot-area chart:style-name="ch3" table:cell-range-address="Лист1.G21:Лист1.H24" svg:x="0.914cm" svg:y="1.202cm" svg:width="12.801cm" svg:height="7.45cm">
          <chart:coordinate-region svg:x="1.221cm" svg:y="1.404cm" svg:width="12.249cm" svg:height="6.595cm"/>
          <chart:axis chart:dimension="x" chart:name="primary-x" chart:style-name="ch4">
            <chart:title svg:x="13.211cm" svg:y="8.448cm" chart:style-name="ch5">
              <text:p>Порядок спектра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363cm" svg:y="2.544cm" chart:style-name="ch9">
              <text:p>D, рад/м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Лист1.H21:Лист1.H24" chart:class="chart:scatter">
            <chart:domain table:cell-range-address="Лист1.G21:Лист1.G24"/>
            <chart:regression-curve chart:style-name="ch11">
              <chart:equation chart:display-equation="true" chart:display-r-square="false" svg:x="8.83cm" svg:y="4.522cm"/>
            </chart:regression-curve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G21:Лист1.G24</svg:desc>
                </draw:g>
              </table:table-cell>
              <table:table-cell office:value-type="float" office:value="75428.57143">
                <text:p>75428.57143</text:p>
                <draw:g>
                  <svg:desc>Лист1.H21:Лист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71428.5714">
                <text:p>171428.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2285.714">
                <text:p>1042285.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53142.857">
                <text:p>1353142.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